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size-asian="10pt" style:font-size-complex="10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T1" style:family="text">
      <style:text-properties style:font-name-asian="PrioriSerifOT-Regular" style:font-name-complex="PrioriSerifOT-Regular"/>
    </style:style>
    <style:style style:name="T2" style:family="text">
      <style:text-properties style:font-name="Cambria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94670015643893760" text:style-name="L1">
        <text:list-item>
          <text:p text:style-name="P2"><text:span text:style-name="T1">5 years ago "Late Unpleasantness"</text:span></text:p>
        </text:list-item>
        <text:list-item>
          <text:p text:style-name="P2"><text:span text:style-name="T1">Runelord Alaznist (Al az nist) – minor runewell of wrath</text:span></text:p>
        </text:list-item>
        <text:list-item>
          <text:p text:style-name="P2"><text:span text:style-name="T1">Nightmares</text:span></text:p>
        </text:list-item>
        <text:list-item>
          <text:p text:style-name="P3">Lonjiku Kaijitsu (convicted), noble threw his wife over the cliffs of his manor</text:p>
        </text:list-item>
        <text:list-item>
          <text:p text:style-name="P3">Jervas Stoot (dead), eccentric who carved birds killed two dozen folks</text:p>
        </text:list-item>
        <text:list-item>
          <text:p text:style-name="P3">Nualia Tobyn, orphan, unearthly beauty, pregnant (miscarried) and abandoned, burned the church with her father in it</text:p>
          <text:list>
            <text:list-item>
              <text:p text:style-name="P3">Superstitious- her beauty could cure (she hated this idea)</text:p>
            </text:list-item>
            <text:list-item>
              <text:p text:style-name="P3">Fell in love with a local Varisian (Delek Viskanta), father did not approve</text:p>
            </text:list-item>
            <text:list-item>
              <text:p text:style-name="P3">Got pregnant in the smugglers tunnel, Delek called her a slut and left town</text:p>
            </text:list-item>
            <text:list-item>
              <text:p text:style-name="P3">Father found out</text:p>
            </text:list-item>
            <text:list-item>
              <text:p text:style-name="P3">Baby was deformed and horrific (hidden shire to Lamashtu- goddess of monstrous births)</text:p>
            </text:list-item>
            <text:list-item>
              <text:p text:style-name="P3">Coma, awoke to burn her father in his church (locals thought she died too)</text:p>
            </text:list-item>
            <text:list-item>
              <text:p text:style-name="P3">Fled to Magnima and enlisted the add of Skinwas Men- killed Delek</text:p>
            </text:list-item>
            <text:list-item>
              <text:p text:style-name="P3">Received a medallion (seven-pointed star called Sihedron Medallion)</text:p>
            </text:list-item>
            <text:list-item>
              <text:p text:style-name="P3">Returned to Sandpoint, broke down a wall in smugglers tunnel, met Erylium (Catacombs of Wrath)</text:p>
            </text:list-item>
            <text:list-item>
              <text:p text:style-name="P3">Visions of a barghest named Malfeshnekor (goblin wolf) from Lamashtu</text:p>
            </text:list-item>
            <text:list-item>
              <text:p text:style-name="P3">Malfeshnekor will help her transform into monster (removing her "celestial taint")</text:p>
            </text:list-item>
          </text:list>
        </text:list-item>
        <text:list-item>
          <text:p text:style-name="P3">Ezakien Tobyn, father of Nualia, previous religious leader</text:p>
        </text:list-item>
      </text:list>
      <text:p text:style-name="P4"/>
      <text:list xml:id="list20437536" text:continue-numbering="true" text:style-name="L1">
        <text:list-item>
          <text:p text:style-name="P3">First encounter makes the heroes famous in the town</text:p>
        </text:list-item>
        <text:list-item>
          <text:p text:style-name="P3">Nualia is in Thistletop (everyone thinks she is dea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36S</meta:editing-duration>
    <meta:editing-cycles>13</meta:editing-cycles>
    <meta:generator>OpenOffice.org/3.4$Win32 OpenOffice.org_project/340m1$Build-9590</meta:generator>
    <dc:date>2013-01-24T00:30:39.52</dc:date>
    <dc:creator>Nick Derevjanik</dc:creator>
    <meta:document-statistic meta:table-count="0" meta:image-count="0" meta:object-count="0" meta:page-count="1" meta:paragraph-count="20" meta:word-count="225" meta:character-count="1306"/>
    <meta:user-defined meta:name="Info 1"/>
    <meta:user-defined meta:name="Info 2"/>
    <meta:user-defined meta:name="Info 3"/>
    <meta:user-defined meta:name="Info 4"/>
  </office:meta>
</office:document-meta>
</file>